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</text:span><text:span text:style-name="T1">кур</text:span><text:span text:style-name="T1">ре</text:span><text:span text:style-name="T1">нт</text:span><text:span text:style-name="T1">ны</text:span><text:span text:style-name="T1">е </text:span><text:span text:style-name="T1">не</text:span><text:span text:style-name="T1">йр</text:span><text:span text:style-name="T1">он</text:span><text:span text:style-name="T1">ны</text:span><text:span text:style-name="T1">е </text:span><text:span text:style-name="T1">сет</text:span><text:span text:style-name="T1">и и </text:span><text:span text:style-name="T1">ме</text:span><text:span text:style-name="T1">ха</text:span><text:span text:style-name="T1">ни</text:span><text:span text:style-name="T1">зм </text:span><text:span text:style-name="T1">вн</text:span><text:span text:style-name="T1">им</text:span><text:span text:style-name="T1">ан</text:span><text:span text:style-name="T1">ия. </text:span></text:p>
            <text:p><text:span text:style-name="T1"/></text:p>
            <text:p><text:span text:style-name="T2">Евге</text:span><text:span text:style-name="T2">ний </text:span><text:span text:style-name="T2">Бор</text:span><text:span text:style-name="T2">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</text:span><text:span text:style-name="T4">осет</text:span><text:span text:style-name="T4">и: <text:s/></text:span><text:span text:style-name="T4">лите</text:span><text:span text:style-name="T4">ратур</text:span><text:span text:style-name="T4">а</text:span></text:p>
          </draw:text-box>
        </draw:frame>
        <draw:frame draw:style-name="gr2" draw:text-style-name="P4" draw:layer="layout" svg:width="24.2cm" svg:height="15.728cm" svg:x="1cm" svg:y="4cm">
          <draw:text-box>
            <text:p><text:span text:style-name="T5">git clone </text:span><text:span text:style-name="T6">https://git</text:span><text:span text:style-name="T6">hub.com/</text:span><text:span text:style-name="T6">mechano</text:span><text:span text:style-name="T6">id5/ml_nl</text:span><text:span text:style-name="T6">p.git</text:span></text:p>
            <text:p><text:span text:style-name="T5"/></text:p>
            <text:p text:style-name="P3"><text:span text:style-name="T5">Евгений </text:span><text:span text:style-name="T5">Борисов <text:s/></text:span><text:span text:style-name="T5"><text:s/></text:span><text:span text:style-name="T5">Неросет</text:span><text:span text:style-name="T5">евой </text:span><text:span text:style-name="T5">транслят</text:span><text:span text:style-name="T5">ор </text:span><text:span text:style-name="T5">текстов. </text:span><text:span text:style-name="T5">Использ</text:span><text:span text:style-name="T5">ование </text:span><text:span text:style-name="T5">рекурре</text:span><text:span text:style-name="T5">нтных </text:span><text:span text:style-name="T5">нейронн</text:span><text:span text:style-name="T5">ых сетей </text:span><text:span text:style-name="T5">для </text:span><text:span text:style-name="T5">создани</text:span><text:span text:style-name="T5">я систем </text:span><text:span text:style-name="T5">машинн</text:span><text:span text:style-name="T5">ого </text:span><text:span text:style-name="T5">перевод</text:span><text:span text:style-name="T5">а и </text:span><text:span text:style-name="T5">чатботов</text:span><text:span text:style-name="T5">.</text:span></text:p>
            <text:p text:style-name="P3"><text:span text:style-name="T7">http://</text:span><text:span text:style-name="T7">mechano</text:span><text:span text:style-name="T7">id.su/ml-</text:span><text:span text:style-name="T7">chatbot.h</text:span><text:span text:style-name="T7">tml</text:span></text:p>
            <text:p text:style-name="P3"><text:span text:style-name="T7"/></text:p>
            <text:p text:style-name="P3"><text:span text:style-name="T8">Евгений </text:span><text:span text:style-name="T8">Борисов <text:s/></text:span><text:span text:style-name="T8">О </text:span><text:span text:style-name="T8">методе </text:span><text:span text:style-name="T8">кодиров</text:span><text:span text:style-name="T8">ания </text:span><text:span text:style-name="T8">слов </text:span><text:span text:style-name="T8">word2vec</text:span></text:p>
            <text:p text:style-name="P3"><text:span text:style-name="T7">http://</text:span><text:span text:style-name="T7">mechano</text:span><text:span text:style-name="T7">id.su/ml-</text:span><text:span text:style-name="T7">w2v.html</text:span></text:p>
            <text:p text:style-name="P3"><text:span text:style-name="T7"/></text:p>
            <text:p text:style-name="P3"><text:span text:style-name="T5">Евгений </text:span><text:span text:style-name="T5">Борисов <text:s/></text:span><text:span text:style-name="T5"><text:s text:c="2"/></text:span><text:span text:style-name="T5">Рекурре</text:span><text:span text:style-name="T5">нтная </text:span><text:span text:style-name="T5">сеть </text:span><text:span text:style-name="T5">LSTM</text:span></text:p>
            <text:p><text:span text:style-name="T7">http://</text:span><text:span text:style-name="T7">mechano</text:span><text:span text:style-name="T7">id.su/</text:span><text:span text:style-name="T7">neural-</text:span><text:span text:style-name="T7">net-</text:span><text:span text:style-name="T7">lstm.html</text:span></text:p>
            <text:p><text:span text:style-name="T7"/></text:p>
            <text:p><text:span text:style-name="T8">Kyunghyu</text:span><text:span text:style-name="T8">n Cho, </text:span><text:span text:style-name="T8">Bart van </text:span><text:span text:style-name="T8">Merrienb</text:span><text:span text:style-name="T8">oer, </text:span><text:span text:style-name="T8">Caglar </text:span><text:span text:style-name="T8">Gulcehre, </text:span><text:span text:style-name="T8">Dzmitry </text:span><text:span text:style-name="T8">Bahdana</text:span><text:span text:style-name="T8">u, Fethi </text:span><text:span text:style-name="T8">Bougares</text:span><text:span text:style-name="T8">, Holger </text:span><text:span text:style-name="T8">Schwenk, </text:span><text:span text:style-name="T8">Yoshua </text:span><text:span text:style-name="T8">Bengio</text:span></text:p>
            <text:p><text:span text:style-name="T8">Learning </text:span><text:span text:style-name="T8">Phrase </text:span><text:span text:style-name="T8">Represen</text:span><text:span text:style-name="T8">tations </text:span><text:span text:style-name="T8">using </text:span><text:span text:style-name="T8">RNN </text:span><text:span text:style-name="T8">Encoder-</text:span><text:span text:style-name="T8">Decoder </text:span><text:span text:style-name="T8">for </text:span><text:span text:style-name="T8">Statistica</text:span><text:span text:style-name="T8">l Machine </text:span><text:span text:style-name="T8">Translatio</text:span><text:span text:style-name="T8">n, 3 Sep </text:span><text:span text:style-name="T8">2014</text:span></text:p>
            <text:p><text:span text:style-name="T7">https://</text:span><text:span text:style-name="T7">arxiv.org/</text:span><text:span text:style-name="T7">abs/</text:span><text:span text:style-name="T7">1406.107</text:span><text:span text:style-name="T7">8</text:span></text:p>
            <text:p><text:span text:style-name="T7"/></text:p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22T18:09:38.717894701</dc:date>
    <meta:editing-duration>P1DT23H38M14S</meta:editing-duration>
    <meta:editing-cycles>582</meta:editing-cycles>
    <meta:generator>LibreOffice/7.0.4.2$Linux_X86_64 LibreOffice_project/00$Build-2</meta:generator>
    <meta:document-statistic meta:object-count="40"/>
  </office:meta>
</office:document-meta>
</file>